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E0000041A976B79E1.png"/>
  <manifest:file-entry manifest:media-type="image/png" manifest:full-path="Pictures/10000000000002EE0000041ABF0B2317.png"/>
  <manifest:file-entry manifest:media-type="image/png" manifest:full-path="Pictures/10000000000002EE0000041A663E1C40.png"/>
  <manifest:file-entry manifest:media-type="image/png" manifest:full-path="Pictures/10000000000002EE0000041AC070BCE4.png"/>
  <manifest:file-entry manifest:media-type="image/png" manifest:full-path="Pictures/10000000000002EE0000041ACC6B5ABF.png"/>
  <manifest:file-entry manifest:media-type="image/png" manifest:full-path="Pictures/10000000000000200000002000309F1C.png"/>
  <manifest:file-entry manifest:media-type="image/png" manifest:full-path="Pictures/10000000000002EE0000041AE6AB5DC3.png"/>
  <manifest:file-entry manifest:media-type="image/png" manifest:full-path="Pictures/10000000000002EE0000041A6E39E74F.png"/>
  <manifest:file-entry manifest:media-type="image/png" manifest:full-path="Pictures/10000000000002EE0000041A75A18AC8.png"/>
  <manifest:file-entry manifest:media-type="image/png" manifest:full-path="Pictures/10000000000002EE0000041A51ADCBD7.png"/>
  <manifest:file-entry manifest:media-type="image/png" manifest:full-path="Pictures/10000000000002EE0000041A40D63EBD.png"/>
  <manifest:file-entry manifest:media-type="image/png" manifest:full-path="Pictures/10000000000002EE0000041A9BD375D6.png"/>
  <manifest:file-entry manifest:media-type="image/png" manifest:full-path="Pictures/10000000000002EE0000041A31CAC46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6cm" svg:height="8.896cm" svg:x="1.295cm" svg:y="0.695cm">
          <draw:image xlink:href="Pictures/10000000000002EE0000041A6E39E74F.png" xlink:type="simple" xlink:show="embed" xlink:actuate="onLoad">
            <text:p/>
          </draw:image>
        </draw:frame>
        <draw:frame draw:style-name="gr1" draw:text-style-name="P1" draw:layer="layout" svg:width="6.35cm" svg:height="8.89cm" svg:x="7.65cm" svg:y="0.7cm">
          <draw:image xlink:href="Pictures/10000000000002EE0000041A31CAC467.png" xlink:type="simple" xlink:show="embed" xlink:actuate="onLoad">
            <text:p/>
          </draw:image>
        </draw:frame>
        <draw:frame draw:style-name="gr1" draw:text-style-name="P1" draw:layer="layout" svg:width="6.35cm" svg:height="8.89cm" svg:x="14cm" svg:y="0.7cm">
          <draw:image xlink:href="Pictures/10000000000002EE0000041A9BD375D6.png" xlink:type="simple" xlink:show="embed" xlink:actuate="onLoad">
            <text:p/>
          </draw:image>
        </draw:frame>
        <draw:frame draw:style-name="gr1" draw:text-style-name="P1" draw:layer="layout" svg:width="6.35cm" svg:height="8.89cm" svg:x="1.3cm" svg:y="9.59cm">
          <draw:image xlink:href="Pictures/10000000000002EE0000041ABF0B2317.png" xlink:type="simple" xlink:show="embed" xlink:actuate="onLoad">
            <text:p/>
          </draw:image>
        </draw:frame>
        <draw:frame draw:style-name="gr1" draw:text-style-name="P1" draw:layer="layout" svg:width="6.35cm" svg:height="8.89cm" svg:x="7.65cm" svg:y="9.59cm">
          <draw:image xlink:href="Pictures/10000000000002EE0000041A51ADCBD7.png" xlink:type="simple" xlink:show="embed" xlink:actuate="onLoad">
            <text:p/>
          </draw:image>
        </draw:frame>
        <draw:frame draw:style-name="gr1" draw:text-style-name="P1" draw:layer="layout" svg:width="6.35cm" svg:height="8.89cm" svg:x="14cm" svg:y="9.59cm">
          <draw:image xlink:href="Pictures/10000000000002EE0000041A40D63EBD.png" xlink:type="simple" xlink:show="embed" xlink:actuate="onLoad">
            <text:p/>
          </draw:image>
        </draw:frame>
        <draw:frame draw:style-name="gr1" draw:text-style-name="P1" draw:layer="layout" svg:width="6.35cm" svg:height="8.89cm" svg:x="1.3cm" svg:y="18.48cm">
          <draw:image xlink:href="Pictures/10000000000002EE0000041ACC6B5ABF.png" xlink:type="simple" xlink:show="embed" xlink:actuate="onLoad">
            <text:p/>
          </draw:image>
        </draw:frame>
        <draw:frame draw:style-name="gr1" draw:text-style-name="P1" draw:layer="layout" svg:width="6.35cm" svg:height="8.89cm" svg:x="7.65cm" svg:y="18.48cm">
          <draw:image xlink:href="Pictures/10000000000002EE0000041A976B79E1.png" xlink:type="simple" xlink:show="embed" xlink:actuate="onLoad">
            <text:p/>
          </draw:image>
        </draw:frame>
        <draw:frame draw:style-name="gr1" draw:text-style-name="P1" draw:layer="layout" svg:width="6.35cm" svg:height="8.89cm" svg:x="14cm" svg:y="18.48cm">
          <draw:image xlink:href="Pictures/10000000000002EE0000041AC070BCE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6.356cm" svg:height="8.896cm" svg:x="1.295cm" svg:y="0.695cm">
          <draw:image xlink:href="Pictures/10000000000002EE0000041AE6AB5DC3.png" xlink:type="simple" xlink:show="embed" xlink:actuate="onLoad">
            <text:p/>
          </draw:image>
        </draw:frame>
        <draw:frame draw:style-name="gr1" draw:text-style-name="P1" draw:layer="layout" svg:width="6.35cm" svg:height="8.89cm" svg:x="7.65cm" svg:y="0.7cm">
          <draw:image xlink:href="Pictures/10000000000002EE0000041A663E1C40.png" xlink:type="simple" xlink:show="embed" xlink:actuate="onLoad">
            <text:p/>
          </draw:image>
        </draw:frame>
        <draw:frame draw:style-name="gr1" draw:text-style-name="P1" draw:layer="layout" svg:width="6.35cm" svg:height="8.89cm" svg:x="14cm" svg:y="0.7cm">
          <draw:image xlink:href="Pictures/10000000000002EE0000041A75A18AC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62cm" fo:margin-bottom="0.465cm" fo:margin-left="0.578cm" fo:margin-right="0.466cm" fo:page-width="21.615cm" fo:page-height="27.9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22H24M38S</meta:editing-duration>
    <meta:editing-cycles>13</meta:editing-cycles>
    <meta:generator>OpenOffice/4.1.6$Win32 OpenOffice.org_project/416m1$Build-9790</meta:generator>
    <dc:date>2022-09-22T17:26:47.76</dc:date>
    <meta:print-date>2022-09-21T12:22:16.63</meta:print-date>
    <meta:document-statistic meta:object-count="12"/>
  </office:meta>
</office:document-meta>
</file>